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 Title: TBA – I want something like an Anime title or Final Fantasy title (more towards Shining Force).</text:p>
      <text:p text:style-name="Standard"/>
      <text:p text:style-name="Standard">Table of Contents</text:p>
      <text:list xml:id="list8530495708479095001" text:style-name="L1">
        <text:list-item>
          <text:p text:style-name="P1">Introduction</text:p>
          <text:list>
            <text:list-item>
              <text:p text:style-name="P1">Background</text:p>
            </text:list-item>
            <text:list-item>
              <text:p text:style-name="P1">Key Features</text:p>
            </text:list-item>
            <text:list-item>
              <text:p text:style-name="P1">Description</text:p>
            </text:list-item>
            <text:list-item>
              <text:p text:style-name="P1">Genre</text:p>
            </text:list-item>
            <text:list-item>
              <text:p text:style-name="P1">Platform</text:p>
            </text:list-item>
            <text:list-item>
              <text:p text:style-name="P1">Concept Art </text:p>
            </text:list-item>
          </text:list>
        </text:list-item>
        <text:list-item>
          <text:p text:style-name="P1">Setting up City Builder Controls</text:p>
        </text:list-item>
      </text:list>
      <text:p text:style-name="Standard"/>
      <text:p text:style-name="Standard">Introduction</text:p>
      <text:p text:style-name="Standard"><text:tab/>Shining Heroes is a first-person shooter that hurtles players into battling each other by means of creating a world for themselves using Unreal Game Engine 4 on PC. <text:s/>The realism of the engine would used, if possible would like to make the game more anime-like. Would be using YouTube Tutorials to create the bases of the game, but at the end would like different. The game is like Apex Legends, where the player controls an avatar to battle other players to be the best. Unlike Apex Legends, the players are given the ability to create there Heroes or Generals through a creation of a kingdom.</text:p>
      <text:list xml:id="list6039405861929769580" text:style-name="L2">
        <text:list-item>
          <text:p text:style-name="P2">Key Features</text:p>
          <text:list>
            <text:list-item>
              <text:p text:style-name="P2">First-person Battle Royale – Players will get experience and items by battling each other</text:p>
            </text:list-item>
            <text:list-item>
              <text:p text:style-name="P2">Kingdom creation – Players will be given a kingdom to create.</text:p>
              <text:list>
                <text:list-item>
                  <text:p text:style-name="P2">Town Hall - </text:p>
                </text:list-item>
                <text:list-item>
                  <text:p text:style-name="P2">Tactical Base – Where the player finds there Heroes</text:p>
                </text:list-item>
                <text:list-item>
                  <text:p text:style-name="P2">House – Peons are the ones that gather wood and stuff when the player has research them.</text:p>
                </text:list-item>
                <text:list-item>
                  <text:p text:style-name="P2"/>
                </text:list-item>
              </text:list>
            </text:list-item>
            <text:list-item>
              <text:p text:style-name="P2">Character building - 3 characters to create. In the future, allow players buy more avatars.</text:p>
              <text:list>
                <text:list-item>
                  <text:p text:style-name="P2">Brawn</text:p>
                </text:list-item>
                <text:list-item>
                  <text:p text:style-name="P2">Quickness</text:p>
                </text:list-item>
                <text:list-item>
                  <text:p text:style-name="P2">Knowledge</text:p>
                </text:list-item>
                <text:list-item>
                  <text:p text:style-name="P2">Perception</text:p>
                </text:list-item>
              </text:list>
            </text:list-item>
            <text:list-item>
              <text:p text:style-name="P2">Range/ Melee combination</text:p>
              <text:list>
                <text:list-item>
                  <text:p text:style-name="P2">Bladed – Swords and knives</text:p>
                  <text:list>
                    <text:list-item>
                      <text:p text:style-name="P2">Pistols</text:p>
                    </text:list-item>
                    <text:list-item>
                      <text:p text:style-name="P2">Assault Rifles</text:p>
                    </text:list-item>
                  </text:list>
                </text:list-item>
                <text:list-item>
                  <text:p text:style-name="P2">Pole-arm/ Poleaxe <text:s/>- Spears and large axes</text:p>
                  <text:list>
                    <text:list-item>
                      <text:p text:style-name="P2">Sniper Rifles</text:p>
                    </text:list-item>
                    <text:list-item>
                      <text:p text:style-name="P2">Sub machine guns</text:p>
                    </text:list-item>
                  </text:list>
                </text:list-item>
                <text:list-item>
                  <text:p text:style-name="P2">Blunt – Axes and maces.</text:p>
                  <text:list>
                    <text:list-item>
                      <text:p text:style-name="P2">Shotguns</text:p>
                    </text:list-item>
                    <text:list-item>
                      <text:p text:style-name="P2">Dual revolvers</text:p>
                    </text:list-item>
                  </text:list>
                </text:list-item>
              </text:list>
            </text:list-item>
          </text:list>
        </text:list-item>
        <text:list-item>
          <text:p text:style-name="P2">Description</text:p>
          <text:list>
            <text:list-item>
              <text:p text:style-name="P2">Cut Scene – A droplet falls from above onto a character's hand that forms into a sphere and the scene blurs. </text:p>
            </text:list-item>
            <text:list-item>
              <text:p text:style-name="P2">The game prompts the player to name their Kingdom.</text:p>
            </text:list-item>
            <text:list-item>
              <text:p text:style-name="P2">The camera spins around the sphere and the player is displayed and the player is designing his avatar. After completing the design, the player gives a name to his creation.</text:p>
            </text:list-item>
            <text:list-item>
              <text:p text:style-name="P2"><text:soft-page-break/>Cut Scene – Fades to black and the camera zooms through armies fighting each other and turmoil. </text:p>
            </text:list-item>
          </text:list>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Yee</meta:initial-creator>
    <meta:creation-date>2021-10-13T14:47:29</meta:creation-date>
    <dc:date>2021-10-13T21:21:51.21</dc:date>
    <dc:creator>Patrick Yee</dc:creator>
    <meta:editing-duration>PT6H34M8S</meta:editing-duration>
    <meta:editing-cycles>31</meta:editing-cycles>
    <meta:generator>OpenOffice/4.1.7$Win32 OpenOffice.org_project/417m1$Build-9800</meta:generator>
    <meta:document-statistic meta:table-count="0" meta:image-count="0" meta:object-count="0" meta:page-count="2" meta:paragraph-count="39" meta:word-count="360" meta:character-count="1965"/>
  </office:meta>
</office:document-meta>
</file>